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CF1E3F6C809C23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right" fo:background-color="transparent">
        <style:background-image/>
      </style:table-properties>
    </style:style>
    <style:style style:name="Tableau1.A" style:family="table-column">
      <style:table-column-properties style:column-width="8.622cm"/>
    </style:style>
    <style:style style:name="Tableau1.B" style:family="table-column">
      <style:table-column-properties style:column-width="3.08cm"/>
    </style:style>
    <style:style style:name="Tableau1.C" style:family="table-column">
      <style:table-column-properties style:column-width="3.378cm"/>
    </style:style>
    <style:style style:name="Tableau1.D" style:family="table-column">
      <style:table-column-properties style:column-width="3.381cm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cm" fo:border="none" style:writing-mode="page"/>
    </style:style>
    <style:style style:name="Tableau1.B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cm" fo:border="0.5pt solid #000000" style:writing-mode="page"/>
    </style:style>
    <style:style style:name="Tableau1.2" style:family="table-row">
      <style:table-row-properties style:min-row-height="0.011cm"/>
    </style:style>
    <style:style style:name="Tableau1.C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8" style:family="table-row">
      <style:table-row-properties style:row-height="1cm"/>
    </style:style>
    <style:style style:name="Tableau1.A8" style:family="table-cell">
      <style:table-cell-properties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fd54f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8" style:family="table-cell">
      <style:table-cell-properties fo:background-color="#ffebab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4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6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8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6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7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4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6" style:family="table-cell">
      <style:table-cell-properties fo:padding="0cm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5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0ce542" style:font-size-asian="11pt" style:font-size-complex="11pt"/>
    </style:style>
    <style:style style:name="P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184907" style:font-size-asian="11pt" style:font-size-complex="11pt"/>
    </style:style>
    <style:style style:name="P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1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594eea" style:font-size-asian="11pt" style:font-size-complex="11pt"/>
    </style:style>
    <style:style style:name="P1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6dd6" officeooo:paragraph-rsid="000d6dd6" style:font-size-asian="11pt" style:font-size-complex="11pt"/>
    </style:style>
    <style:style style:name="P1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efef" officeooo:paragraph-rsid="000defef" style:font-size-asian="11pt" style:font-size-complex="11pt"/>
    </style:style>
    <style:style style:name="P1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4c5577" officeooo:paragraph-rsid="004c5577" style:font-size-asian="11pt" style:font-size-complex="11pt"/>
    </style:style>
    <style:style style:name="P1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style:text-properties style:font-name="Calibri1" fo:font-size="11pt" fo:font-weight="bold" officeooo:rsid="000a92a2" officeooo:paragraph-rsid="005b7458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paragraph-rsid="005b7458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rsid="0059c210" officeooo:paragraph-rsid="005b7458" style:font-size-asian="11pt" style:font-weight-asian="bold" style:font-size-complex="11pt" style:font-weight-complex="bold"/>
    </style:style>
    <style:style style:name="P2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0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1" style:family="paragraph" style:parent-style-name="Text_20_body">
      <style:text-properties officeooo:paragraph-rsid="003f0ab1"/>
    </style:style>
    <style:style style:name="P32" style:family="paragraph" style:parent-style-name="Text_20_body">
      <style:paragraph-properties fo:text-align="center" style:justify-single-word="false"/>
      <style:text-properties officeooo:paragraph-rsid="003f0ab1"/>
    </style:style>
    <style:style style:name="P33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4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5" style:family="paragraph" style:parent-style-name="Table_20_Contents">
      <loext:graphic-properties draw:fill="none" draw:fill-color="#ffffff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4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594eea"/>
    </style:style>
    <style:style style:name="T9" style:family="text">
      <style:text-properties officeooo:rsid="0061b04b"/>
    </style:style>
    <style:style style:name="T10" style:family="text">
      <style:text-properties officeooo:rsid="0061f799"/>
    </style:style>
    <style:style style:name="T11" style:family="text">
      <style:text-properties officeooo:rsid="006228e9"/>
    </style:style>
    <style:style style:name="T12" style:family="text">
      <style:text-properties officeooo:rsid="0063e41b"/>
    </style:style>
    <style:style style:name="T13" style:family="text">
      <style:text-properties officeooo:rsid="0065e6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[#setting datetime_format="dd/MM/yyyy"]</text:p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5"><draw:frame draw:style-name="fr1" draw:name="illustration" text:anchor-type="as-char" svg:width="7.594cm" svg:height="8.137cm" draw:z-index="0"><draw:image xlink:href="Pictures/100000000000001C0000001ECF1E3F6C809C2363.png" xlink:type="simple" xlink:show="embed" xlink:actuate="onLoad" draw:mime-type="image/png"/></draw:frame></text:p>
          </table:table-cell>
          <table:table-cell table:style-name="Tableau1.B1" office:value-type="string">
            <text:p text:style-name="P24">CODE FICHE</text:p>
          </table:table-cell>
          <table:table-cell table:style-name="Tableau1.B1" office:value-type="string">
            <text:p text:style-name="P1"><text:text-input text:description="">${operation.code!""}</text:text-input></text:p>
          </table:table-cell>
          <table:table-cell table:style-name="Tableau1.D1" office:value-type="string">
            <text:p text:style-name="P1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table-cell table:style-name="Tableau1.B1" office:value-type="string">
            <text:p text:style-name="P26">C<text:span text:style-name="T1">ommune</text:span></text:p>
          </table:table-cell>
          <table:table-cell table:style-name="Tableau1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table-cell table:style-name="Tableau1.B1" office:value-type="string">
            <text:p text:style-name="P27">Nom de l’opération</text:p>
          </table:table-cell>
          <table:table-cell table:style-name="Tableau1.C2" table:number-columns-spanned="2" office:value-type="string">
            <text:p text:style-name="P2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table-cell table:style-name="Tableau1.B1" office:value-type="string">
            <text:p text:style-name="P26">É<text:span text:style-name="T1">chéancier</text:span></text:p>
          </table:table-cell>
          <table:table-cell table:style-name="Tableau1.C2" table:number-columns-spanned="2" office:value-type="string">
            <text:p text:style-name="P3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table-cell table:style-name="Tableau1.B1" office:value-type="string">
            <text:p text:style-name="P26">C<text:span text:style-name="T1">onso</text:span><text:span text:style-name="T12">mmation</text:span><text:span text:style-name="T1"> d’espace</text:span></text:p>
          </table:table-cell>
          <table:table-cell table:style-name="Tableau1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table-cell table:style-name="Tableau1.B1" office:value-type="string">
            <text:p text:style-name="P26">É<text:span text:style-name="T1">tape</text:span></text:p>
          </table:table-cell>
          <table:table-cell table:style-name="Tableau1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table-cell table:style-name="Tableau1.B1" office:value-type="string">
            <text:p text:style-name="P26">C<text:span text:style-name="T1">onfidentiel</text:span></text:p>
          </table:table-cell>
          <table:table-cell table:style-name="Tableau1.C2" table:number-columns-spanned="2" office:value-type="string">
            <text:p text:style-name="P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0"/>
            <text:p text:style-name="P29"><text:span text:style-name="T7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4" office:value-type="string">
            <text:p text:style-name="P35"><text:span text:style-name="T3">I. </text:span>Descriptif / <text:span text:style-name="T9">o</text:span>bjectifs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0">Descriptif</text:p>
          </table:table-cell>
          <table:table-cell table:style-name="Tableau1.C2" table:number-columns-spanned="3" office:value-type="string">
            <text:p text:style-name="P6"><text:span text:style-name="T8"><text:text-input text:description="">${operation.description!""}</text:text-input></text:span><text:text-input text:description=""/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6">Surface totale du projet d’aménagement (ha)</text:p>
          </table:table-cell>
          <table:table-cell table:style-name="Tableau1.C2" table:number-columns-spanned="3" office:value-type="string">
            <text:p text:style-name="P6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33">Surface du projet objet de la fiche si différent (ha)</text:p>
          </table:table-cell>
          <table:table-cell table:style-name="Tableau1.C2" table:number-columns-spanned="3" office:value-type="string">
            <text:p text:style-name="P7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33">Usages actuels</text:p>
          </table:table-cell>
          <table:table-cell table:style-name="Tableau1.C2" table:number-columns-spanned="3" office:value-type="string">
            <text:p text:style-name="P11"><text:text-input text:description="">${operation.usageActuel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6">Vocation principale</text:p>
          </table:table-cell>
          <table:table-cell table:style-name="Tableau1.C2" table:number-columns-spanned="3" office:value-type="string">
            <text:p text:style-name="P11"><text:text-input text:description="">[#if vocation??]${vocation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6">Enjeux/<text:span text:style-name="T9">o</text:span>bjectifs</text:p>
          </table:table-cell>
          <table:table-cell table:style-name="Tableau1.C2" table:number-columns-spanned="3" office:value-type="string">
            <text:p text:style-name="P11"><text:text-input text:description="">${operation.objectifs!""}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6">II. Composition / <text:span text:style-name="T9">p</text:span>rogrammation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Composition urbaine, <text:span text:style-name="T13">m</text:span>ixité fonctionnelle</text:p>
          </table:table-cell>
          <table:table-cell table:style-name="Tableau1.C2" table:number-columns-spanned="3" office:value-type="string">
            <text:p text:style-name="P12"><text:text-input text:description="">${operation.operation!""}</text:text-input></text:p>
          </table:table-cell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0">a) Programmation de logements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3">Nombre <text:span text:style-name="T13">de </text:span>logements</text:p>
          </table:table-cell>
          <table:table-cell table:style-name="Tableau1.C2" table:number-columns-spanned="3" office:value-type="string">
            <text:p text:style-name="P12"><text:text-input text:description="">${operation.NbLogementsPrevu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34">Produits logements/répartition (prévisionnel)</text:p>
          </table:table-cell>
          <table:table-cell table:style-name="Tableau1.C2" table:number-columns-spanned="3" office:value-type="string">
            <text:p text:style-name="P13"><text:text-input text:description="">${programmations.habita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3">Convention PLH</text:p>
          </table:table-cell>
          <table:table-cell table:style-name="Tableau1.C2" table:number-columns-spanned="3" office:value-type="string">
            <text:p text:style-name="P12"><text:text-input text:description="">[#if operation.plh??] ${operation.plh.date!""} : ${operation.plh.description!""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2">Densité mini SCoT</text:p>
          </table:table-cell>
          <table:table-cell table:style-name="Tableau1.C2" table:number-columns-spanned="3" office:value-type="string">
            <text:p text:style-name="P12"><text:text-input text:description="">${operation.densiteSco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2">Densité mini OAP<text:span text:style-name="T9">q</text:span></text:p>
          </table:table-cell>
          <table:table-cell table:style-name="Tableau1.C2" table:number-columns-spanned="3" office:value-type="string">
            <text:p text:style-name="P12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1"><text:span text:style-name="T6">b) </text:span>Programmation autre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4">Programmation équipement</text:p>
          </table:table-cell>
          <table:table-cell table:style-name="Tableau1.C2" table:number-columns-spanned="3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5">Programmation autre</text:p>
          </table:table-cell>
          <table:table-cell table:style-name="Tableau1.C2" table:number-columns-spanned="3" office:value-type="string">
            <text:p text:style-name="P16"><text:text-input text:description="">${programmations.autr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5">Renvoi autres fiches</text:p>
          </table:table-cell>
          <table:table-cell table:style-name="Tableau1.C2" table:number-columns-spanned="3" office:value-type="string">
            <text:p text:style-name="P15"><text:text-input text:description="">${operation.operationLiee!""}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7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ux enjeux généraux</text:p>
          </table:table-cell>
          <table:table-cell table:style-name="Tableau1.C2" table:number-columns-spanned="3" office:value-type="string">
            <text:p text:style-name="P9"><text:text-input text:description="">${contributions.contributionEnjeux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5">Principales <text:span text:style-name="T10">contributions </text:span>prises en compte</text:p>
          </table:table-cell>
          <table:table-cell table:style-name="Tableau1.C2" table:number-columns-spanned="3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5">Comment aller plus loin ?</text:p>
          </table:table-cell>
          <table:table-cell table:style-name="Tableau1.C2" table:number-columns-spanned="3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8">IV. Cadre / <text:span text:style-name="T13">m</text:span>ontage opérationnel</text:p>
          </table:table-cell>
          <table:covered-table-cell/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2">a) Foncier et occupation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rivée</text:p>
          </table:table-cell>
          <table:table-cell table:style-name="Tableau1.C2" table:number-columns-spanned="3" office:value-type="string">
            <text:p text:style-name="P16"><text:text-input text:description="">${fonciers.foncierPriv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ublique</text:p>
          </table:table-cell>
          <table:table-cell table:style-name="Tableau1.C2" table:number-columns-spanned="3" office:value-type="string">
            <text:p text:style-name="P19"><text:text-input text:description="">${fonciers.foncierPublic!""}</text:text-input></text:p>
          </table:table-cell>
          <table:covered-table-cell/>
          <table:covered-table-cell/>
        </table:table-row>
        <text:soft-page-break/>
        <table:table-row>
          <table:table-cell table:style-name="Tableau1.A10" office:value-type="string">
            <text:p text:style-name="P16">Niveau maîtrise foncière publique (%)</text:p>
          </table:table-cell>
          <table:table-cell table:style-name="Tableau1.C2" table:number-columns-spanned="3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Type d’occupation impactant la maîtrise foncière</text:p>
          </table:table-cell>
          <table:table-cell table:style-name="Tableau1.C2" table:number-columns-spanned="3" office:value-type="string">
            <text:p text:style-name="P19"><text:text-input text:description="">[#if typeOccupation??]${typeOccupation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Outils fonciers existants</text:p>
          </table:table-cell>
          <table:table-cell table:style-name="Tableau1.C2" table:number-columns-spanned="3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</table:table-row>
        <table:table-row>
          <table:table-cell table:style-name="Tableau1.A40" office:value-type="string">
            <text:p text:style-name="P16">Adaptations à prévoir</text:p>
          </table:table-cell>
          <table:table-cell table:style-name="Tableau1.C2" table:number-columns-spanned="3" office:value-type="string">
            <text:p text:style-name="P16"><text:text-input text:description="">${operation.foncierAdaptation!""}</text:text-input></text:p>
          </table:table-cell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3">b) PLUi</text:p>
          </table:table-cell>
          <table:covered-table-cell/>
          <table:covered-table-cell/>
          <table:covered-table-cell/>
        </table:table-row>
        <table:table-row>
          <table:table-cell table:style-name="Tableau1.C2" table:number-columns-spanned="4" office:value-type="string">
            <text:p text:style-name="P28">Règlement graphique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Dispositions réglementaires significatives</text:p>
          </table:table-cell>
          <table:table-cell table:style-name="Tableau1.C2" table:number-columns-spanned="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>
          <table:table-cell table:style-name="Tableau1.C2" table:number-columns-spanned="4" office:value-type="string">
            <text:p text:style-name="P28">Plans thématiques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Adaptation à prévoir</text:p>
          </table:table-cell>
          <table:table-cell table:style-name="Tableau1.C2" table:number-columns-spanned="3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4">c) Procédure opérationnelle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Étude à prévoir et échéance</text:p>
          </table:table-cell>
          <table:table-cell table:style-name="Tableau1.C2" table:number-columns-spanned="3" office:value-type="string">
            <text:p text:style-name="P16"><text:text-input text:description="">${operation.echeanc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Si opération publique/privée</text:p>
          </table:table-cell>
          <table:table-cell table:style-name="Tableau1.C2" table:number-columns-spanned="3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Si opération privée</text:p>
          </table:table-cell>
          <table:table-cell table:style-name="Tableau1.C2" table:number-columns-spanned="3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Outil d’aménagement</text:p>
          </table:table-cell>
          <table:table-cell table:style-name="Tableau1.C2" table:number-columns-spanned="3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Avancement administratif de l’opération</text:p>
          </table:table-cell>
          <table:table-cell table:style-name="Tableau1.C2" table:number-columns-spanned="3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Surface réalisée (ha)</text:p>
          </table:table-cell>
          <table:table-cell table:style-name="Tableau1.C2" table:number-columns-spanned="3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Dossiers environnementaux (dont risques et nuisances)</text:p>
          </table:table-cell>
          <table:table-cell table:style-name="Tableau1.C2" table:number-columns-spanned="3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Taxes et participations</text:p>
          </table:table-cell>
          <table:table-cell table:style-name="Tableau1.C2" table:number-columns-spanned="3" office:value-type="string">
            <text:p text:style-name="P20"><text:text-input text:description="">${typesFinancements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8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1">Commentaires</text:p>
          </table:table-cell>
          <table:table-cell table:style-name="Tableau1.C2" table:number-columns-spanned="3" office:value-type="string">
            <text:p text:style-name="P9"><text:text-input text:description="">${commentaires.commentaireOperationnel.message!""}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9">V. Gouvernance / suivi de projet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2">Mode <text:span text:style-name="T11">de réalisation</text:span></text:p>
          </table:table-cell>
          <table:table-cell table:style-name="Tableau1.C2" table:number-columns-spanned="3" office:value-type="string">
            <text:p text:style-name="P22"><text:text-input text:description="">[#if modeAmenagement??]${modeAmenagement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Maîtrise d’ouvrage <text:span text:style-name="T11">urbaine</text:span></text:p>
          </table:table-cell>
          <table:table-cell table:style-name="Tableau1.C2" table:number-columns-spanned="3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Commentaires maîtrise d’ouvrage</text:p>
          </table:table-cell>
          <table:table-cell table:style-name="Tableau1.C2" table:number-columns-spanned="3" office:value-type="string">
            <text:p text:style-name="P23"><text:text-input text:description="">${commentaires.commentaireMoa.messag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Actions à mener par RM (MO, AMO et MOE...)</text:p>
          </table:table-cell>
          <table:table-cell table:style-name="Tableau1.C2" table:number-columns-spanned="3" office:value-type="string">
            <text:p text:style-name="P22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Services ou personnes internes</text:p>
          </table:table-cell>
          <table:table-cell table:style-name="Tableau1.C2" table:number-columns-spanned="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Acteurs et partenaires externes</text:p>
          </table:table-cell>
          <table:table-cell table:style-name="Tableau1.C2" table:number-columns-spanned="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9">VI. Commentaires</text:p>
          </table:table-cell>
          <table:covered-table-cell/>
          <table:covered-table-cell/>
          <table:covered-table-cell/>
        </table:table-row>
        <table:table-row>
          <table:table-cell table:style-name="Tableau1.A66" office:value-type="string">
            <text:p text:style-name="P22"><text:text-input text:description="">${autresCommentaires.libelle}</text:text-input></text:p>
          </table:table-cell>
          <table:table-cell table:style-name="Tableau1.C2" table:number-columns-spanned="3" office:value-type="string">
            <text:p text:style-name="P23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7T18:06:50.839000000</meta:creation-date>
    <dc:date>2022-11-24T10:39:45.520000000</dc:date>
    <meta:editing-duration>PT5H4M50S</meta:editing-duration>
    <meta:editing-cycles>71</meta:editing-cycles>
    <meta:generator>LibreOffice/7.3.6.2$Windows_X86_64 LibreOffice_project/c28ca90fd6e1a19e189fc16c05f8f8924961e12e</meta:generator>
    <meta:document-statistic meta:table-count="1" meta:image-count="1" meta:object-count="0" meta:page-count="2" meta:paragraph-count="121" meta:word-count="460" meta:character-count="4389" meta:non-whitespace-character-count="4173"/>
  </office:meta>
</office:document-meta>
</file>